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2C0000012C9E011565E9A4412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2" style:family="graphic" style:parent-style-name="standard">
      <style:graphic-properties svg:stroke-color="#00a65d" draw:marker-start="Arrow" draw:marker-start-width="0.3cm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4" style:family="graphic" style:parent-style-name="standard">
      <style:graphic-properties svg:stroke-color="#21409a" draw:fill-color="#21409a" draw:textarea-horizontal-align="justify" draw:textarea-vertical-align="middle" draw:auto-grow-height="false" fo:min-height="1.008cm" fo:min-width="0.758cm"/>
    </style:style>
    <style:style style:name="gr5" style:family="graphic" style:parent-style-name="standard">
      <style:graphic-properties draw:stroke="none" svg:stroke-color="#000000" draw:fill="none" draw:fill-color="#ffffff" fo:min-height="1.528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opacity="50%" draw:textarea-vertical-align="middle" draw:auto-grow-height="false" fo:min-height="3.815cm" fo:min-width="4.07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21409a"/>
      <style:paragraph-properties fo:text-align="center"/>
      <style:text-properties fo:color="#ffffff"/>
    </style:style>
    <style:style style:name="P5" style:family="paragraph">
      <loext:graphic-properties draw:opacity="50%"/>
      <style:paragraph-properties fo:text-align="center"/>
    </style:style>
    <style:style style:name="P6" style:family="paragraph">
      <loext:graphic-properties draw:fill="none" draw:fill-color="#ffffff"/>
      <style:text-properties fo:color="#729fcf"/>
    </style:style>
    <style:style style:name="T1" style:family="text">
      <style:text-properties fo:color="#ffffff"/>
    </style:style>
    <style:style style:name="T2" style:family="text">
      <style:text-properties fo:color="#729fc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1.886cm" svg:y1="13.065cm" svg:x2="11.886cm" svg:y2="7.858cm">
          <text:p/>
        </draw:line>
        <draw:line draw:style-name="gr2" draw:text-style-name="P2" draw:layer="layout" svg:x1="6.171cm" svg:y1="13.065cm" svg:x2="11.886cm" svg:y2="13.065cm">
          <text:p/>
        </draw:line>
        <draw:frame draw:style-name="gr3" draw:text-style-name="P3" draw:layer="layout" svg:width="0.925cm" svg:height="0.962cm" svg:x="13.156cm" svg:y="9.382cm">
          <draw:text-box>
            <text:p>X</text:p>
          </draw:text-box>
        </draw:frame>
        <draw:frame draw:style-name="gr3" draw:text-style-name="P3" draw:layer="layout" svg:width="0.925cm" svg:height="0.962cm" svg:x="8.584cm" svg:y="13.5cm">
          <draw:text-box>
            <text:p>Y</text:p>
          </draw:text-box>
        </draw:frame>
        <draw:custom-shape draw:style-name="gr4" draw:text-style-name="P4" draw:layer="layout" svg:width="1.778cm" svg:height="1.778cm" svg:x="10.97cm" svg:y="12.022cm">
          <text:p text:style-name="P2"><text:span text:style-name="T1">Z</text:span></text:p>
          <text:p text:style-name="P2"><text:span text:style-name="T1">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13.589cm" svg:height="1.778cm" svg:x="1.127cm" svg:y="1.127cm">
          <draw:text-box>
            <text:p>Coordinate frame bat. Top view.</text:p>
          </draw:text-box>
        </draw:frame>
        <draw:frame draw:style-name="gr6" draw:text-style-name="P1" draw:layer="layout" svg:width="1.778cm" svg:height="1.778cm" svg:x="10.906cm" svg:y="13.827cm">
          <draw:image xlink:href="Pictures/100002010000012C0000012C9E011565E9A4412C.png" xlink:type="simple" xlink:show="embed" xlink:actuate="onLoad">
            <text:p/>
          </draw:image>
        </draw:frame>
        <draw:custom-shape draw:style-name="gr7" draw:text-style-name="P5" draw:layer="layout" svg:width="4.572cm" svg:height="4.064cm" svg:x="9.636cm" svg:y="10.398cm">
          <text:p/>
          <draw:enhanced-geometry svg:viewBox="0 0 21600 21600" draw:text-areas="0 0 21600 21600" draw:mirror-horizontal="true" draw:type="circular-arrow" draw:modifiers="-178.42630411279 -19.2716156856374 8363.7922240143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8" draw:text-style-name="P6" draw:layer="layout" svg:width="1.687cm" svg:height="0.962cm" svg:x="9.128cm" svg:y="9.563cm">
          <draw:text-box>
            <text:p><text:span text:style-name="T2">Ya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0T11:52:51.463503400</meta:creation-date>
    <dc:date>2019-01-11T10:52:37.571718250</dc:date>
    <meta:editing-duration>PT5M8S</meta:editing-duration>
    <meta:editing-cycles>3</meta:editing-cycles>
    <meta:generator>LibreOffice/6.0.7.3$Linux_X86_64 LibreOffice_project/00m0$Build-3</meta:generator>
    <meta:document-statistic meta:object-count="9"/>
  </office:meta>
</office:document-meta>
</file>